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codigo_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poblacion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ALBEIRO RAMOS</meta:initial-creator>
    <dc:creator>Edwin Albeiro Ramos Villamil</dc:creator>
    <meta:creation-date>2021-04-18T14:23:57Z</meta:creation-date>
    <dc:date>2024-05-15T17:00:38Z</dc:date>
  </office:meta>
</office:document-meta>
</file>